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3756in" fo:break-before="auto" style:use-optimal-row-height="true"/>
    </style:style>
    <style:style style:name="ro8" style:family="table-row">
      <style:table-row-properties style:row-height="0.2201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5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33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4">
          <table:table-cell table:style-name="Default" table:number-columns-repeated="8"/>
          <table:table-cell table:number-columns-repeated="55"/>
        </table:table-row>
        <table:table-row table:style-name="ro4">
          <table:table-cell table:number-columns-repeated="63"/>
        </table:table-row>
        <table:table-row table:style-name="ro4" table:number-rows-repeated="5">
          <table:table-cell table:style-name="Default" table:number-columns-repeated="8"/>
          <table:table-cell table:number-columns-repeated="55"/>
        </table:table-row>
        <table:table-row table:style-name="ro4">
          <table:table-cell table:number-columns-repeated="63"/>
        </table:table-row>
        <table:table-row table:style-name="ro5" table:number-rows-repeated="1048560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4"/>
        <table:table-column table:style-name="co3" table:default-cell-style-name="ce35"/>
        <table:table-column table:style-name="co3" table:default-cell-style-name="ce34"/>
        <table:table-column table:style-name="co3" table:default-cell-style-name="ce35"/>
        <table:table-column table:style-name="co3" table:number-columns-repeated="2" table:default-cell-style-name="ce34"/>
        <table:table-column table:style-name="co3" table:default-cell-style-name="ce35"/>
        <table:table-row table:style-name="ro5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5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4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4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4" table:formula="of:=IF(['Agade''s Smolov'.$D$2]=7;&quot;5x3&quot;;&quot;&quot;)">
            <text:p/>
          </table:table-cell>
        </table:table-row>
      </table:table>
      <table:table table:name="Smolov Intense Cycle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PNG" form:control-implementation="ooo:com.sun.star.form.component.CommandButton" xml:id="control4" form:id="control4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_Intense?language=Basic&amp;location=document" xlink:type="simple"/>
              </office:event-listeners>
            </form:button>
          </form:form>
        </office:forms>
        <table:shapes>
          <draw:control draw:z-index="0" draw:name="Control 4" draw:text-style-name="P1" svg:width="1.3752in" svg:height="0.4067in" svg:x="7.1244in" svg:y="0.5858in" draw:control="control4"/>
        </table:shapes>
        <table:table-column table:style-name="co3" table:default-cell-style-name="ce38"/>
        <table:table-column table:style-name="co3" table:number-columns-repeated="7" table:default-cell-style-name="ce42"/>
        <table:table-row table:style-name="ro6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style-name="ce17"/>
          <table:table-cell table:style-name="Default" table:number-columns-repeated="2"/>
        </table:table-row>
        <table:table-row table:style-name="ro2">
          <table:table-cell table:style-name="ce1"/>
          <table:table-cell table:style-name="ce16" office:value-type="float" office:value="150" calcext:value-type="float">
            <text:p>150</text:p>
          </table:table-cell>
          <table:table-cell table:style-name="ce16" table:content-validation-name="val2" office:value-type="string" calcext:value-type="string">
            <text:p>Common</text:p>
          </table:table-cell>
          <table:table-cell table:style-name="Default" table:number-columns-repeated="3"/>
          <table:table-cell table:style-name="ce21" table:number-columns-repeated="2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4&quot;)" office:value-type="string" office:string-value="97.5 1x4" calcext:value-type="string">
            <text:p>97.5 1x4</text:p>
          </table:table-cell>
          <table:table-cell table:style-name="ce41"/>
        </table:table-row>
        <table:table-row table:style-name="ro2">
          <table:table-cell table:style-name="ce36"/>
          <table:table-cell table:formula="of:=CONCATENATE(LOADABLE(([.$B$2]*0.75);[.$C$2]);&quot; 1x4&quot;)" office:value-type="string" office:string-value="112.5 1x4" calcext:value-type="string">
            <text:p>112.5 1x4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);[.$C$2]);&quot; 1x4&quot;)" office:value-type="string" office:string-value="105 1x4" calcext:value-type="string">
            <text:p>105 1x4</text:p>
          </table:table-cell>
          <table:table-cell/>
        </table:table-row>
        <table:table-row table:style-name="ro2">
          <table:table-cell table:style-name="ce36"/>
          <table:table-cell table:formula="of:=CONCATENATE(LOADABLE(([.$B$2]*0.85);[.$C$2]);&quot; 3x4&quot;)" office:value-type="string" office:string-value="127.5 3x4" calcext:value-type="string">
            <text:p>127.5 3x4</text:p>
          </table:table-cell>
          <table:table-cell/>
          <table:table-cell table:formula="of:=CONCATENATE(LOADABLE(([.$B$2]*0.8);[.$C$2]);&quot; 1x4&quot;)" office:value-type="string" office:string-value="120 1x4" calcext:value-type="string">
            <text:p>120 1x4</text:p>
          </table:table-cell>
          <table:table-cell table:number-columns-repeated="2"/>
          <table:table-cell table:formula="of:=CONCATENATE(LOADABLE(([.$B$2]*0.8);[.$C$2]);&quot; 5x4&quot;)" office:value-type="string" office:string-value="120 5x4" calcext:value-type="string">
            <text:p>120 5x4</text:p>
          </table:table-cell>
          <table:table-cell/>
        </table:table-row>
        <table:table-row table:style-name="ro2">
          <table:table-cell table:style-name="ce36"/>
          <table:table-cell table:formula="of:=CONCATENATE(LOADABLE(([.$B$2]*0.85);[.$C$2]);&quot; 1x5&quot;)" office:value-type="string" office:string-value="127.5 1x5" calcext:value-type="string">
            <text:p>127.5 1x5</text:p>
          </table:table-cell>
          <table:table-cell/>
          <table:table-cell table:formula="of:=CONCATENATE(LOADABLE(([.$B$2]*0.9);[.$C$2]);&quot; 1x3&quot;)" office:value-type="string" office:string-value="135 1x3" calcext:value-type="string">
            <text:p>135 1x3</text:p>
          </table:table-cell>
          <table:table-cell table:number-columns-repeated="4"/>
        </table:table-row>
        <table:table-row table:style-name="ro2">
          <table:table-cell table:style-name="ce37"/>
          <table:table-cell table:style-name="ce43" table:number-columns-repeated="2"/>
          <table:table-cell table:style-name="ce43" table:formula="of:=CONCATENATE(LOADABLE(([.$B$2]*0.85);[.$C$2]);&quot; 2x5&quot;)" office:value-type="string" office:string-value="127.5 2x5" calcext:value-type="string">
            <text:p>127.5 2x5</text:p>
          </table:table-cell>
          <table:table-cell table:style-name="ce43" table:number-columns-repeated="4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44" table:formula="of:=CONCATENATE(LOADABLE(([.$B$2]*0.6);[.$C$2]);&quot; 1x4&quot;)" office:value-type="string" office:string-value="90 1x4" calcext:value-type="string">
            <text:p>90 1x4</text:p>
          </table:table-cell>
          <table:table-cell table:style-name="ce44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 table:number-columns-repeated="2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/>
        </table:table-row>
        <table:table-row table:style-name="ro2">
          <table:table-cell/>
          <table:table-cell table:style-name="ce45" table:formula="of:=CONCATENATE(LOADABLE(([.$B$2]*0.7);[.$C$2]);&quot; 1x4&quot;)" office:value-type="string" office:string-value="105 1x4" calcext:value-type="string">
            <text:p>105 1x4</text:p>
          </table:table-cell>
          <table:table-cell table:style-name="ce45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 table:number-columns-repeated="2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/>
        </table:table-row>
        <table:table-row table:style-name="ro2">
          <table:table-cell/>
          <table:table-cell table:style-name="ce45" table:formula="of:=CONCATENATE(LOADABLE(([.$B$2]*0.8);[.$C$2]);&quot; 1x4&quot;)" office:value-type="string" office:string-value="120 1x4" calcext:value-type="string">
            <text:p>120 1x4</text:p>
          </table:table-cell>
          <table:table-cell table:style-name="ce45"/>
          <table:table-cell table:style-name="ce45" table:formula="of:=CONCATENATE(LOADABLE(([.$B$2]*0.85);[.$C$2]);&quot; 1x3&quot;)" office:value-type="string" office:string-value="127.5 1x3" calcext:value-type="string">
            <text:p>127.5 1x3</text:p>
          </table:table-cell>
          <table:table-cell table:style-name="ce45" table:number-columns-repeated="2"/>
          <table:table-cell table:style-name="ce45" table:formula="of:=CONCATENATE(LOADABLE(([.$B$2]*0.85);[.$C$2]);&quot; 1x4&quot;)" office:value-type="string" office:string-value="127.5 1x4" calcext:value-type="string">
            <text:p>127.5 1x4</text:p>
          </table:table-cell>
          <table:table-cell table:style-name="ce45"/>
        </table:table-row>
        <table:table-row table:style-name="ro2">
          <table:table-cell/>
          <table:table-cell table:style-name="ce45" table:formula="of:=CONCATENATE(LOADABLE(([.$B$2]*0.9);[.$C$2]);&quot; 1x3&quot;)" office:value-type="string" office:string-value="135 1x3" calcext:value-type="string">
            <text:p>135 1x3</text:p>
          </table:table-cell>
          <table:table-cell table:style-name="ce45"/>
          <table:table-cell table:style-name="ce45" table:formula="of:=CONCATENATE(LOADABLE(([.$B$2]*0.9);[.$C$2]);&quot; 3x3&quot;)" office:value-type="string" office:string-value="135 3x3" calcext:value-type="string">
            <text:p>135 3x3</text:p>
          </table:table-cell>
          <table:table-cell table:style-name="ce45" table:number-columns-repeated="2"/>
          <table:table-cell table:style-name="ce45" table:formula="of:=CONCATENATE(LOADABLE(([.$B$2]*0.9);[.$C$2]);&quot; 4x5&quot;)" office:value-type="string" office:string-value="135 4x5" calcext:value-type="string">
            <text:p>135 4x5</text:p>
          </table:table-cell>
          <table:table-cell table:style-name="ce45"/>
        </table:table-row>
        <table:table-row table:style-name="ro2">
          <table:table-cell table:style-name="ce39"/>
          <table:table-cell table:style-name="ce43" table:formula="of:=CONCATENATE(LOADABLE(([.$B$2]*0.9);[.$C$2]);&quot; 2x4&quot;)" office:value-type="string" office:string-value="135 2x4" calcext:value-type="string">
            <text:p>135 2x4</text:p>
          </table:table-cell>
          <table:table-cell table:style-name="ce43"/>
          <table:table-cell table:style-name="ce43" table:formula="of:=CONCATENATE(LOADABLE(([.$B$2]*0.95);[.$C$2]);&quot; 1x3&quot;)" office:value-type="string" office:string-value="142.5 1x3" calcext:value-type="string">
            <text:p>142.5 1x3</text:p>
          </table:table-cell>
          <table:table-cell table:style-name="ce43" table:number-columns-repeated="4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</table:table-row>
        <table:table-row table:style-name="ro2"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5);[.$C$2]);&quot; 1x3&quot;)" office:value-type="string" office:string-value="112.5 1x3" calcext:value-type="string">
            <text:p>112.5 1x3</text:p>
          </table:table-cell>
          <table:table-cell/>
        </table:table-row>
        <table:table-row table:style-name="ro2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 table:number-columns-repeated="2"/>
          <table:table-cell table:formula="of:=CONCATENATE(LOADABLE(([.$B$2]*0.85);[.$C$2]);&quot; 1x3&quot;)" office:value-type="string" office:string-value="127.5 1x3" calcext:value-type="string">
            <text:p>127.5 1x3</text:p>
          </table:table-cell>
          <table:table-cell/>
        </table:table-row>
        <table:table-row table:style-name="ro2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2x3&quot;)" office:value-type="string" office:string-value="142.5 2x3" calcext:value-type="string">
            <text:p>142.5 2x3</text:p>
          </table:table-cell>
          <table:table-cell table:style-name="ce43" table:number-columns-repeated="2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/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 table:number-columns-repeated="2"/>
          <table:table-cell table:style-name="ce44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4"/>
        </table:table-row>
        <table:table-row table:style-name="ro2">
          <table:table-cell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 table:number-columns-repeated="2"/>
          <table:table-cell table:style-name="ce45" table:formula="of:=CONCATENATE(LOADABLE(([.$B$2]*0.9);[.$C$2]);&quot; 1x4&quot;)" office:value-type="string" office:string-value="135 1x4" calcext:value-type="string">
            <text:p>135 1x4</text:p>
          </table:table-cell>
          <table:table-cell table:style-name="ce45"/>
        </table:table-row>
        <table:table-row table:style-name="ro2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 table:number-columns-repeated="2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/>
        </table:table-row>
        <table:table-row table:style-name="ro2">
          <table:table-cell table:style-name="ce33" office:value-type="string" calcext:value-type="string">
            <text:p>Taper</text:p>
          </table:table-cell>
          <table:table-cell table:style-name="ce41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1"/>
          <table:table-cell table:style-name="ce41" table:formula="of:=CONCATENATE(LOADABLE(([.$B$2]*0.75);[.$C$2]);&quot; 1x4&quot;)" office:value-type="string" office:string-value="112.5 1x4" calcext:value-type="string">
            <text:p>112.5 1x4</text:p>
          </table:table-cell>
          <table:table-cell table:style-name="ce41" table:number-columns-repeated="3"/>
          <table:table-cell table:style-name="ce46" office:value-type="string" calcext:value-type="string">
            <text:p>1 RM Test</text:p>
          </table:table-cell>
        </table:table-row>
        <table:table-row table:style-name="ro2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5);[.$C$2]);&quot; 4x4&quot;)" office:value-type="string" office:string-value="127.5 4x4" calcext:value-type="string">
            <text:p>127.5 4x4</text:p>
          </table:table-cell>
          <table:table-cell table:number-columns-repeated="3"/>
          <table:table-cell table:style-name="ce47"/>
        </table:table-row>
        <table:table-row table:style-name="ro2">
          <table:table-cell/>
          <table:table-cell table:formula="of:=CONCATENATE(LOADABLE(([.$B$2]*0.9);[.$C$2]);&quot; 2x5&quot;)" office:value-type="string" office:string-value="135 2x5" calcext:value-type="string">
            <text:p>135 2x5</text:p>
          </table:table-cell>
          <table:table-cell table:number-columns-repeated="5"/>
          <table:table-cell table:style-name="ce47"/>
        </table:table-row>
        <table:table-row table:style-name="ro2">
          <table:table-cell table:style-name="ce40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 table:number-columns-repeated="5"/>
          <table:table-cell table:style-name="ce48"/>
        </table:table-row>
      </table:table>
      <table:table table:name="Russian Squat Routine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PNG" form:control-implementation="ooo:com.sun.star.form.component.CommandButton" xml:id="control5" form:id="control5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_RussianSquatRoutine?language=Basic&amp;location=document" xlink:type="simple"/>
              </office:event-listeners>
            </form:button>
          </form:form>
        </office:forms>
        <table:shapes>
          <draw:control draw:z-index="0" draw:name="Control 5" draw:text-style-name="P1" svg:width="1.3752in" svg:height="0.4067in" svg:x="7.1185in" svg:y="0.5823in" draw:control="control5"/>
        </table:shapes>
        <table:table-column table:style-name="co3" table:default-cell-style-name="ce4"/>
        <table:table-column table:style-name="co3" table:number-columns-repeated="7" table:default-cell-style-name="ce8"/>
        <table:table-row table:style-name="ro7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style-name="Default" table:number-columns-repeated="3"/>
        </table:table-row>
        <table:table-row table:style-name="ro8">
          <table:table-cell table:style-name="ce1"/>
          <table:table-cell table:style-name="ce16" office:value-type="float" office:value="150" calcext:value-type="float">
            <text:p>150</text:p>
          </table:table-cell>
          <table:table-cell table:style-name="ce16" table:content-validation-name="val2" office:value-type="string" calcext:value-type="string">
            <text:p>Comm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3 &quot;;LOADABLE(0.8*[.$B$2];[.$C$2]))" office:value-type="string" office:string-value="6x3 120" calcext:value-type="string">
            <text:p>6x3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8">
          <table:table-cell table:formula="of:=[.$A4]+1" office:value-type="float" office:value="2" calcext:value-type="float">
            <text:p>2</text:p>
          </table:table-cell>
          <table:table-cell table:formula="of:=COM.MICROSOFT.CONCAT(&quot;6x4 &quot;;LOADABLE(0.8*[.$B$2];[.$C$2]))" office:value-type="string" office:string-value="6x4 120" calcext:value-type="string">
            <text:p>6x4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5 &quot;;LOADABLE(0.8*[.$B$2];[.$C$2]))" office:value-type="string" office:string-value="6x5 120" calcext:value-type="string">
            <text:p>6x5 120</text:p>
          </table:table-cell>
          <table:table-cell table:number-columns-repeated="2"/>
        </table:table-row>
        <table:table-row table:style-name="ro8">
          <table:table-cell table:formula="of:=[.$A5]+1" office:value-type="float" office:value="3" calcext:value-type="float">
            <text:p>3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6 &quot;;LOADABLE(0.8*[.$B$2];[.$C$2]))" office:value-type="string" office:string-value="6x6 120" calcext:value-type="string">
            <text:p>6x6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8">
          <table:table-cell table:formula="of:=[.$A6]+1" office:value-type="float" office:value="4" calcext:value-type="float">
            <text:p>4</text:p>
          </table:table-cell>
          <table:table-cell table:formula="of:=COM.MICROSOFT.CONCAT(&quot;5x5 &quot;;LOADABLE(0.85*[.$B$2];[.$C$2]))" office:value-type="string" office:string-value="5x5 127.5" calcext:value-type="string">
            <text:p>5x5 127.5</text:p>
          </table:table-cell>
          <table:table-cell table:style-name="ce9"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style-name="ce9"/>
          <table:table-cell table:formula="of:=COM.MICROSOFT.CONCAT(&quot;4x4 &quot;;LOADABLE(0.9*[.$B$2];[.$C$2]))" office:value-type="string" office:string-value="4x4 135" calcext:value-type="string">
            <text:p>4x4 135</text:p>
          </table:table-cell>
          <table:table-cell table:style-name="ce9" table:number-columns-repeated="2"/>
        </table:table-row>
        <table:table-row table:style-name="ro8">
          <table:table-cell table:formula="of:=[.$A7]+1" office:value-type="float" office:value="5" calcext:value-type="float">
            <text:p>5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3x3 &quot;;LOADABLE(0.95*[.$B$2];[.$C$2]))" office:value-type="string" office:string-value="3x3 142.5" calcext:value-type="string">
            <text:p>3x3 142.5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8">
          <table:table-cell table:formula="of:=[.$A8]+1" office:value-type="float" office:value="6" calcext:value-type="float">
            <text:p>6</text:p>
          </table:table-cell>
          <table:table-cell table:formula="of:=COM.MICROSOFT.CONCAT(&quot;2x2 &quot;;LOADABLE(1*[.$B$2];[.$C$2]))" office:value-type="string" office:string-value="2x2 150" calcext:value-type="string">
            <text:p>2x2 15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style-name="ce18" office:value-type="string" calcext:value-type="string">
            <text:p>1RM t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day/>
      <number:text>-</number:text>
      <number:month number:textual="true"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4:39:40.376397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2-13T15:53:41.879351394</dc:date>
    <meta:editing-cycles>373</meta:editing-cycles>
    <meta:editing-duration>P1DT9M43S</meta:editing-duration>
    <meta:generator>LibreOffice/7.3.0.3$Linux_X86_64 LibreOffice_project/30$Build-3</meta:generator>
    <meta:document-statistic meta:table-count="4" meta:cell-count="174" meta:object-count="5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


sub Export_Intens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DownToEndOfDataSel", "", 0, args4())

rem ----------------------------------------------------------------------
dim args5(0) as new com.sun.star.beans.PropertyValue
args5(0).Name = "By"
args5(0).Value = 1

dispatcher.executeDispatch(document, ".uno:GoDownToEndOfDataSel", "", 0, args5())

rem ----------------------------------------------------------------------
dim args6(0) as new com.sun.star.beans.PropertyValue
args6(0).Name = "By"
args6(0).Value = 1

dispatcher.executeDispatch(document, ".uno:GoDownToEndOfDataSel", "", 0, args6())

rem ----------------------------------------------------------------------
dim args7(0) as new com.sun.star.beans.PropertyValue
args7(0).Name = "By"
args7(0).Value = 1

dispatcher.executeDispatch(document, ".uno:GoDownToEndOfDataSel", "", 0, args7())

rem ----------------------------------------------------------------------
dim args8(0) as new com.sun.star.beans.PropertyValue
args8(0).Name = "By"
args8(0).Value = 1

dispatcher.executeDispatch(document, ".uno:GoDownSel", "", 0, args8())

rem ----------------------------------------------------------------------
dim args9(0) as new com.sun.star.beans.PropertyValue
args9(0).Name = "By"
args9(0).Value = 1

dispatcher.executeDispatch(document, ".uno:GoDownSel", "", 0, args9())

rem ----------------------------------------------------------------------
dim args10(0) as new com.sun.star.beans.PropertyValue
args10(0).Name = "By"
args10(0).Value = 1

dispatcher.executeDispatch(document, ".uno:GoDownSel", "", 0, args10())

rem ----------------------------------------------------------------------
dim args11(0) as new com.sun.star.beans.PropertyValue
args11(0).Name = "By"
args11(0).Value = 1

dispatcher.executeDispatch(document, ".uno:GoRightToEndOfData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3) as new com.sun.star.beans.PropertyValue
args18(0).Name = "URL"
args18(0).Value = "file:///home/agade/Documents/Sports/Agade-s-Smolov/Smolov_Intense.png"
args18(1).Name = "FilterName"
args18(1).Value = "calc_png_Export"
args18(2).Name = "FilterData"
args18(2).Value = Array(Array("Compression",0,9,com.sun.star.beans.PropertyState.DIRECT_VALUE),Array("Interlaced",0,1,com.sun.star.beans.PropertyState.DIRECT_VALUE),Array("Translucent",0,1,com.sun.star.beans.PropertyState.DIRECT_VALUE),Array("PixelWidth",0,683,com.sun.star.beans.PropertyState.DIRECT_VALUE),Array("PixelHeight",0,506,com.sun.star.beans.PropertyState.DIRECT_VALUE),Array("LogicalWidth",0,18068,com.sun.star.beans.PropertyState.DIRECT_VALUE),Array("LogicalHeight",0,13386,com.sun.star.beans.PropertyState.DIRECT_VALUE))
args18(3).Name = "SelectionOnly"
args18(3).Value = true

dispatcher.executeDispatch(document, ".uno:ExportTo", "", 0, args18())


end sub


sub Export_RussianSquatRoutin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Sel", "", 0, args3())

rem ----------------------------------------------------------------------
dim args4(0) as new com.sun.star.beans.PropertyValue
args4(0).Name = "By"
args4(0).Value = 1

dispatcher.executeDispatch(document, ".uno:GoDownSel", "", 0, args4())

rem ----------------------------------------------------------------------
dim args5(0) as new com.sun.star.beans.PropertyValue
args5(0).Name = "By"
args5(0).Value = 1

dispatcher.executeDispatch(document, ".uno:GoDownSel", "", 0, args5())

rem ----------------------------------------------------------------------
dim args6(0) as new com.sun.star.beans.PropertyValue
args6(0).Name = "By"
args6(0).Value = 1

dispatcher.executeDispatch(document, ".uno:GoDownSel", "", 0, args6())

rem ----------------------------------------------------------------------
dim args7(0) as new com.sun.star.beans.PropertyValue
args7(0).Name = "By"
args7(0).Value = 1

dispatcher.executeDispatch(document, ".uno:GoDownSel", "", 0, args7())

rem ----------------------------------------------------------------------
dim args8(0) as new com.sun.star.beans.PropertyValue
args8(0).Name = "By"
args8(0).Value = 1

dispatcher.executeDispatch(document, ".uno:GoDown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3) as new com.sun.star.beans.PropertyValue
args16(0).Name = "URL"
args16(0).Value = "file:///home/agade/Documents/Sports/Agade-s-Smolov/Russian_Squat_Routine.png"
args16(1).Name = "FilterName"
args16(1).Value = "calc_png_Export"
args16(2).Name = "FilterData"
args16(2).Value = Array(Array("Compression",0,9,com.sun.star.beans.PropertyState.DIRECT_VALUE),Array("Interlaced",0,1,com.sun.star.beans.PropertyState.DIRECT_VALUE),Array("Translucent",0,1,com.sun.star.beans.PropertyState.DIRECT_VALUE),Array("PixelWidth",0,683,com.sun.star.beans.PropertyState.DIRECT_VALUE),Array("PixelHeight",0,207,com.sun.star.beans.PropertyState.DIRECT_VALUE),Array("LogicalWidth",0,18068,com.sun.star.beans.PropertyState.DIRECT_VALUE),Array("LogicalHeight",0,5476,com.sun.star.beans.PropertyState.DIRECT_VALUE))
args16(3).Name = "SelectionOnly"
args16(3).Value = true

dispatcher.executeDispatch(document, ".uno:ExportTo", "", 0, args16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19(0) as new com.sun.star.beans.PropertyValue
args19(0).Name = "Sel"
args19(0).Value = false

dispatcher.executeDispatch(document, ".uno:GoToStart", "", 0, args1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